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Tahoma1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752in"/>
    </style:style>
    <style:style style:name="co6" style:family="table-column">
      <style:table-column-properties fo:break-before="auto" style:column-width="0.6925in"/>
    </style:style>
    <style:style style:name="co7" style:family="table-column">
      <style:table-column-properties fo:break-before="auto" style:column-width="0.461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0.8327in"/>
    </style:style>
    <style:style style:name="co10" style:family="table-column">
      <style:table-column-properties fo:break-before="auto" style:column-width="0.8728in"/>
    </style:style>
    <style:style style:name="co11" style:family="table-column">
      <style:table-column-properties fo:break-before="auto" style:column-width="0.916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472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2165in" fo:break-before="auto" style:use-optimal-row-height="false"/>
    </style:style>
    <style:style style:name="ro9" style:family="table-row">
      <style:table-row-properties style:row-height="0.4417in" fo:break-before="auto" style:use-optimal-row-height="false"/>
    </style:style>
    <style:style style:name="ro10" style:family="table-row">
      <style:table-row-properties style:row-height="0.2193in" fo:break-before="auto" style:use-optimal-row-height="false"/>
    </style:style>
    <style:style style:name="ro11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vertical-align="middle"/>
      <style:text-properties style:font-name="Times New Roman" fo:font-size="10pt" fo:font-weight="normal" style:font-name-asian="Tahoma1" style:font-size-asian="10pt" style:font-weight-asian="normal" style:font-name-complex="Tahoma1" style:font-size-complex="10pt" style:font-weight-complex="normal"/>
    </style:style>
    <style:style style:name="ce2" style:family="table-cell" style:parent-style-name="Default" style:data-style-name="N0">
      <style:table-cell-properties style:vertical-align="middle"/>
      <style:text-properties style:font-name="Times New Roman" fo:font-size="10pt" style:font-name-asian="Tahoma1" style:font-size-asian="10pt" style:font-name-complex="Tahoma1" style:font-size-complex="10pt"/>
    </style:style>
    <style:style style:name="ce3" style:family="table-cell" style:parent-style-name="Default" style:data-style-name="N0">
      <style:table-cell-properties fo:border="0.06pt solid #ffffff"/>
      <style:text-properties style:font-name="Times New Roman"/>
    </style:style>
    <style:style style:name="ce4" style:family="table-cell" style:parent-style-name="Default" style:data-style-name="N0">
      <style:table-cell-properties fo:border="0.06pt solid #ffffff" style:vertical-align="top"/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value-type" style:repeat-content="false" fo:background-color="transparent" fo:wrap-option="wrap" fo:border="0.06pt solid #ffffff" style:vertical-align="middle"/>
      <style:paragraph-properties fo:margin-left="0in"/>
      <style:text-properties style:font-name="Times New Roman" fo:font-size="11pt" style:font-name-asian="Tahoma1" style:font-size-asian="11pt" style:font-name-complex="Tahoma1" style:font-size-complex="11pt" fo:hyphenate="true"/>
    </style:style>
    <style:style style:name="ce6" style:family="table-cell" style:parent-style-name="Default" style:data-style-name="N0">
      <style:table-cell-properties style:text-align-source="value-type" style:repeat-content="false" fo:background-color="transparent" fo:wrap-option="wrap" fo:border="0.06pt solid #ffffff" style:vertical-align="middle"/>
      <style:paragraph-properties fo:margin-left="0in"/>
      <style:text-properties style:font-name="Times New Roman" fo:font-size="11pt" style:font-name-asian="Tahoma1" style:font-size-asian="11pt" style:font-name-complex="Tahoma1" style:font-size-complex="11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ffffff" style:vertical-align="middle"/>
      <style:paragraph-properties fo:text-align="start" fo:margin-left="0in"/>
      <style:text-properties style:font-name="Times New Roman" fo:font-size="11pt" style:font-name-asian="Tahoma1" style:font-size-asian="11pt" style:font-name-complex="Tahoma1" style:font-size-complex="11pt"/>
    </style:style>
    <style:style style:name="ce8" style:family="table-cell" style:parent-style-name="Default" style:data-style-name="N0">
      <style:table-cell-properties fo:background-color="#c4bd97"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.139in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3" style:family="table-cell" style:parent-style-name="Default">
      <style:text-properties style:font-name="Times New Roman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15" style:family="table-cell" style:parent-style-name="Default">
      <style:text-properties style:font-name="Times New Roman" fo:font-size="10.5pt" style:font-size-asian="10.5pt" style:font-size-complex="10.5pt"/>
    </style:style>
    <style:style style:name="ce16" style:family="table-cell" style:parent-style-name="Default" style:data-style-name="N0">
      <style:table-cell-properties style:text-align-source="value-type" style:repeat-content="false" fo:wrap-option="wrap" fo:border="0.06pt solid #ffffff"/>
      <style:text-properties style:font-name="Times New Roman" fo:font-size="11pt" style:font-size-asian="11pt" style:font-size-complex="11pt" fo:hyphenate="true"/>
    </style:style>
    <style:style style:name="ce17" style:family="table-cell" style:parent-style-name="Default" style:data-style-name="N0">
      <style:table-cell-properties style:text-align-source="value-type" style:repeat-content="false" fo:wrap-option="wrap" fo:border="0.06pt solid #ffffff"/>
      <style:text-properties style:font-name="Times New Roman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order="0.06pt solid #ffffff"/>
      <style:paragraph-properties fo:text-align="start" fo:margin-left="0in"/>
      <style:text-properties style:font-name="Times New Roman" fo:font-size="11pt" style:font-size-asian="11pt" style:font-size-complex="11pt"/>
    </style:style>
    <style:style style:name="ce19" style:family="table-cell" style:parent-style-name="Default" style:data-style-name="N0">
      <style:table-cell-properties fo:border-bottom="0.06pt solid #000000" fo:border-left="0.06pt solid #ffffff" fo:border-right="0.06pt solid #ffffff" fo:border-top="0.06pt solid #000000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0">
      <style:table-cell-properties fo:border="0.06pt solid #000000" style:vertical-align="middle"/>
      <style:text-properties style:font-name="Times New Roman" fo:font-size="9pt" style:font-name-asian="Tahoma1" style:font-size-asian="9pt" style:font-name-complex="Tahoma1" style:font-size-complex="9pt"/>
    </style:style>
    <style:style style:name="ce21" style:family="table-cell" style:parent-style-name="Default" style:data-style-name="N0">
      <style:table-cell-properties fo:border-bottom="0.06pt solid #000000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22" style:family="table-cell" style:parent-style-name="Default" style:data-style-name="N0">
      <style:table-cell-properties fo:border="none"/>
      <style:text-properties style:font-name="Times New Roman"/>
    </style:style>
    <style:style style:name="ce2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imes New Roman" fo:font-style="italic" style:font-name-asian="Arial1" style:font-style-asian="italic" style:font-name-complex="Arial1" style:font-style-complex="italic"/>
    </style:style>
    <style:style style:name="ce2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style:font-name="Times New Roman"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order="0.06pt solid #ffffff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fo:color="#000000" style:font-name="Times New Roman" fo:font-size="11pt" style:font-name-asian="Tahoma1" style:font-size-asian="11pt" style:font-name-complex="Tahoma1" style:font-size-complex="11pt"/>
    </style:style>
    <style:style style:name="ce27" style:family="table-cell" style:parent-style-name="Default" style:data-style-name="N0">
      <style:table-cell-properties fo:border="0.06pt solid #ffffff"/>
      <style:text-properties style:font-name="Times New Roman" fo:font-size="11pt" style:font-size-asian="11pt" style:font-size-complex="11pt"/>
    </style:style>
    <style:style style:name="ce28" style:family="table-cell" style:parent-style-name="Default" style:data-style-name="N0">
      <style:table-cell-properties fo:wrap-option="wrap" fo:border="0.06pt solid #000000" style:vertical-align="middle"/>
      <style:text-properties style:font-name="Times New Roman" fo:font-size="9pt" style:font-name-asian="Tahoma1" style:font-size-asian="9pt" style:font-name-complex="Tahoma1" style:font-size-complex="9pt"/>
    </style:style>
    <style:style style:name="ce29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30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31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ffffff" style:vertical-align="top"/>
      <style:paragraph-properties fo:text-align="start" fo:margin-left="0.4165in"/>
      <style:text-properties style:font-name="Times New Roman" fo:font-size="11pt" style:font-name-asian="Tahoma1" style:font-size-asian="11pt" style:font-name-complex="Tahoma1" style:font-size-complex="11pt"/>
    </style:style>
    <style:style style:name="ce33" style:family="table-cell" style:parent-style-name="Default" style:data-style-name="N0">
      <style:table-cell-properties style:text-align-source="value-type" style:repeat-content="false" fo:background-color="transparent" fo:wrap-option="wrap" fo:border="0.06pt solid #ffffff" style:vertical-align="middle"/>
      <style:paragraph-properties fo:margin-left="0.4165in"/>
      <style:text-properties style:font-name="Times New Roman" fo:font-size="11pt" style:font-name-asian="Tahoma1" style:font-size-asian="11pt" style:font-name-complex="Tahoma1" style:font-size-complex="11pt" fo:hyphenate="true"/>
    </style:style>
    <style:style style:name="ce34" style:family="table-cell" style:parent-style-name="Default" style:data-style-name="N0">
      <style:table-cell-properties style:text-align-source="value-type" style:repeat-content="false" fo:background-color="transparent" fo:wrap-option="wrap" fo:border="0.06pt solid #ffffff" style:vertical-align="middle"/>
      <style:paragraph-properties fo:margin-left="0.4165in"/>
      <style:text-properties style:font-name="Times New Roman" fo:font-size="11pt" style:font-name-asian="Tahoma1" style:font-size-asian="11pt" style:font-name-complex="Tahoma1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ffffff" style:vertical-align="middle"/>
      <style:paragraph-properties fo:text-align="start" fo:margin-left="0.4165in"/>
      <style:text-properties style:font-name="Times New Roman" fo:font-size="11pt" style:font-name-asian="Tahoma1" style:font-size-asian="11pt" style:font-name-complex="Tahoma1" style:font-size-complex="11pt"/>
    </style:style>
    <style:style style:name="ce36" style:family="table-cell" style:parent-style-name="Default" style:data-style-name="N0">
      <style:table-cell-properties fo:background-color="#c4bd97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3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Times New Roman" fo:font-style="italic" style:font-style-asian="italic" style:font-style-complex="italic"/>
    </style:style>
    <style:style style:name="ce40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42" style:family="table-cell" style:parent-style-name="Default" style:data-style-name="N0">
      <style:table-cell-properties fo:border="0.06pt solid #ffffff" style:vertical-align="top"/>
      <style:text-properties style:font-name="Times New Roman" fo:font-size="11pt" style:font-name-asian="Tahoma1" style:font-size-asian="11pt" style:font-name-complex="Tahoma1" style:font-size-complex="11pt"/>
    </style:style>
    <style:style style:name="ce43" style:family="table-cell" style:parent-style-name="Default" style:data-style-name="N0">
      <style:table-cell-properties style:text-align-source="value-type" style:repeat-content="false" fo:wrap-option="wrap" fo:border="0.06pt solid #ffffff"/>
      <style:text-properties style:font-name="Times New Roman" fo:font-size="11pt" style:font-name-asian="Tahoma1" style:font-size-asian="11pt" style:font-name-complex="Tahoma1" style:font-size-complex="11pt" fo:hyphenate="true"/>
    </style:style>
    <style:style style:name="ce44" style:family="table-cell" style:parent-style-name="Default" style:data-style-name="N0">
      <style:table-cell-properties style:text-align-source="value-type" style:repeat-content="false" fo:wrap-option="wrap" fo:border="0.06pt solid #ffffff"/>
      <style:text-properties style:font-name="Times New Roman" fo:font-size="11pt" style:font-name-asian="Tahoma1" style:font-size-asian="11pt" style:font-name-complex="Tahoma1" style:font-size-complex="11pt"/>
    </style:style>
    <style:style style:name="ce45" style:family="table-cell" style:parent-style-name="Default" style:data-style-name="N0">
      <style:table-cell-properties fo:border="0.06pt solid #ffffff"/>
      <style:text-properties style:font-name="Times New Roman" fo:font-size="11pt" style:font-name-asian="Tahoma1" style:font-size-asian="11pt" style:font-name-complex="Tahoma1" style:font-size-complex="11pt"/>
    </style:style>
    <style:style style:name="ce46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9pt" style:font-name-asian="Tahoma1" style:font-size-asian="9pt" style:font-name-complex="Tahoma1" style:font-size-complex="9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ffffff" style:vertical-align="top"/>
      <style:paragraph-properties fo:text-align="start" fo:margin-left="0in"/>
      <style:text-properties style:use-window-font-color="true" style:font-name="Times New Roman" fo:font-size="11pt" fo:language="en" fo:country="US" style:font-name-asian="Arial Unicode MS" style:font-size-asian="11pt" style:language-asian="en" style:country-asian="US" style:font-name-complex="Tahoma3" style:font-size-complex="11pt" style:language-complex="en" style:country-complex="US"/>
    </style:style>
    <style:style style:name="ce48" style:family="table-cell" style:parent-style-name="Default" style:data-style-name="N0">
      <style:table-cell-properties style:text-align-source="value-type" style:repeat-content="false" fo:background-color="transparent" fo:wrap-option="wrap" fo:border="0.06pt solid #ffffff"/>
      <style:paragraph-properties fo:margin-left="0in"/>
      <style:text-properties style:font-name="Times New Roman" fo:font-size="11pt" style:font-size-asian="11pt" style:font-size-complex="11pt" fo:hyphenate="true"/>
    </style:style>
    <style:style style:name="ce49" style:family="table-cell" style:parent-style-name="Default" style:data-style-name="N0">
      <style:table-cell-properties style:text-align-source="value-type" style:repeat-content="false" fo:background-color="transparent" fo:wrap-option="wrap" fo:border="0.06pt solid #ffffff"/>
      <style:paragraph-properties fo:margin-left="0in"/>
      <style:text-properties style:font-name="Times New Roman" fo:font-size="11pt" style:font-size-asian="11pt" style:font-size-complex="11pt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ffffff"/>
      <style:paragraph-properties fo:text-align="start" fo:margin-left="0in"/>
      <style:text-properties fo:color="#000000" style:font-name="Times New Roman" fo:font-size="11pt" fo:language="vi" fo:country="VN" style:font-name-asian="Arial1" style:font-size-asian="11pt" style:language-asian="zh" style:country-asian="CN" style:font-name-complex="Arial1" style:font-size-complex="11pt" style:language-complex="hi" style:country-complex="IN"/>
    </style:style>
    <style:style style:name="ce51" style:family="table-cell" style:parent-style-name="Default" style:data-style-name="N0">
      <style:table-cell-properties fo:border-bottom="0.06pt solid #000000" fo:border-left="0.06pt solid #ffffff" fo:border-right="0.06pt solid #000000" fo:border-top="0.06pt solid #000000"/>
      <style:text-properties style:font-name="Times New Roman"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fo:border="none"/>
      <style:paragraph-properties fo:text-align="start" fo:margin-left="0.139in"/>
      <style:text-properties style:font-name="Times New Roman"/>
    </style:style>
    <style:style style:name="ce53" style:family="table-cell" style:parent-style-name="Default" style:data-style-name="N0">
      <style:table-cell-properties fo:border="0.06pt solid #ffffff"/>
      <style:text-properties style:font-name="Times New Roman" fo:font-size="10pt" style:font-size-asian="10pt" style:font-size-complex="10pt"/>
    </style:style>
    <style:style style:name="ce54" style:family="table-cell" style:parent-style-name="Default" style:data-style-name="N0">
      <style:table-cell-properties fo:border="0.06pt solid #ffffff"/>
      <style:text-properties style:font-name="Times New Roman" fo:font-size="9pt" style:font-size-asian="9pt" style:font-size-complex="9pt"/>
    </style:style>
    <style:style style:name="ce55" style:family="table-cell" style:parent-style-name="Default">
      <style:table-cell-properties style:text-align-source="value-type" style:repeat-content="false" fo:wrap-option="wrap"/>
      <style:text-properties style:font-name="Times New Roman" fo:hyphenate="true"/>
    </style:style>
    <style:style style:name="ce56" style:family="table-cell" style:parent-style-name="Default">
      <style:table-cell-properties style:text-align-source="value-type" style:repeat-content="false" fo:wrap-option="wrap"/>
      <style:text-properties style:font-name="Times New Roman"/>
    </style:style>
    <style:style style:name="T1" style:family="text">
      <style:text-properties style:font-size-asian="10pt" style:font-weight-asian="normal" style:font-size-complex="10pt" style:font-weight-complex="normal"/>
    </style:style>
    <style:style style:name="T2" style:family="text">
      <style:text-properties style:font-size-asian="10pt" style:font-size-complex="10pt"/>
    </style:style>
    <style:style style:name="T3" style:family="text">
      <style:text-properties fo:language="vi" fo:country="VN" style:font-name-asian="Arial1" style:language-asian="zh" style:country-asian="CN" style:font-name-complex="Arial1" style:language-complex="hi" style:country-complex="IN"/>
    </style:style>
  </office:automatic-styles>
  <office:body>
    <office:spreadsheet>
      <table:calculation-settings table:case-sensitive="false" table:search-criteria-must-apply-to-whole-cell="false"/>
      <table:table table:name="Bang ke ban 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1014" table:default-cell-style-name="ce13"/>
        <table:table-row table:style-name="ro1">
          <table:table-cell table:style-name="ce1" office:value-type="string">
            <text:p><text:span text:style-name="T1"><text:a xlink:href="python://company.name" xlink:type="simple">company</text:a></text:span></text:p>
          </table:table-cell>
          <table:table-cell table:style-name="ce14" table:number-columns-repeated="1000"/>
          <table:table-cell table:number-columns-repeated="23"/>
        </table:table-row>
        <table:table-row table:style-name="ro2">
          <table:table-cell table:style-name="ce2" office:value-type="string">
            <text:p><text:span text:style-name="T2"><text:a xlink:href="python://get_company_address()" xlink:type="simple">address</text:a></text:span></text:p>
          </table:table-cell>
          <table:table-cell table:style-name="ce15" table:number-columns-repeated="1000"/>
          <table:table-cell table:number-columns-repeated="23"/>
        </table:table-row>
        <table:table-row table:style-name="ro2">
          <table:table-cell table:style-name="ce2" office:value-type="string">
            <text:p><text:span text:style-name="T2">MST: </text:span><text:span text:style-name="T2"><text:a xlink:href="python://company.partner_id.vat" xlink:type="simple">vat</text:a></text:span></text:p>
          </table:table-cell>
          <table:table-cell table:style-name="ce15" table:number-columns-repeated="1000"/>
          <table:table-cell table:number-columns-repeated="23"/>
        </table:table-row>
        <table:table-row table:style-name="ro3">
          <table:table-cell table:style-name="ce3" table:number-columns-repeated="2"/>
          <table:table-cell table:style-name="ce25" office:value-type="string" table:number-columns-spanned="7" table:number-rows-spanned="1">
            <text:p>BẢNG KÊ BÁN LẺ HÀNG HÓA, DỊCH VỤ</text:p>
          </table:table-cell>
          <table:covered-table-cell table:number-columns-repeated="6" table:style-name="ce3"/>
          <table:table-cell table:style-name="ce3" table:number-columns-repeated="991"/>
          <table:table-cell table:number-columns-repeated="24"/>
        </table:table-row>
        <table:table-row table:style-name="ro4">
          <table:table-cell table:style-name="ce4" table:number-columns-repeated="2"/>
          <table:table-cell table:style-name="ce26" office:value-type="string" table:number-columns-spanned="3" table:number-rows-spanned="1">
            <text:p>Cửa Hàng: <text:a xlink:href="python://o.warehouse_id.name" xlink:type="simple">Warehouse</text:a></text:p>
          </table:table-cell>
          <table:covered-table-cell table:number-columns-repeated="2" table:style-name="ce4"/>
          <table:table-cell table:style-name="ce32" table:number-columns-repeated="2"/>
          <table:table-cell table:style-name="ce42" office:value-type="string">
            <text:p>Nhật Ký:</text:p>
          </table:table-cell>
          <table:table-cell table:style-name="ce47" office:value-type="string" table:number-columns-spanned="2" table:number-rows-spanned="1">
            <text:p><text:a xlink:href="python://o.journal_id%20and%20o.journal_id.name" xlink:type="simple">journal</text:a></text:p>
          </table:table-cell>
          <table:covered-table-cell table:style-name="ce4"/>
          <table:table-cell table:style-name="ce4" table:number-columns-repeated="990"/>
          <table:table-cell table:number-columns-repeated="24"/>
        </table:table-row>
        <table:table-row table:style-name="ro5">
          <table:table-cell table:style-name="ce5" office:value-type="string" table:number-columns-spanned="6" table:number-rows-spanned="1">
            <text:p><text:s text:c="2"/>Đơn vị mua hàng: <text:a xlink:href="python://o.partner_id.name" xlink:type="simple">Sup Name</text:a></text:p>
          </table:table-cell>
          <table:covered-table-cell table:number-columns-repeated="4" table:style-name="ce16"/>
          <table:covered-table-cell table:style-name="ce33"/>
          <table:table-cell table:style-name="ce33"/>
          <table:table-cell table:style-name="ce43" office:value-type="string">
            <text:p>Ký Hiệu:</text:p>
          </table:table-cell>
          <table:table-cell table:style-name="ce48" office:value-type="string" table:number-columns-spanned="2" table:number-rows-spanned="1">
            <text:p><text:a xlink:href="python://o.reference" xlink:type="simple">reference</text:a></text:p>
          </table:table-cell>
          <table:covered-table-cell table:style-name="ce16"/>
          <table:table-cell table:style-name="ce16" table:number-columns-repeated="990"/>
          <table:table-cell table:style-name="ce55" table:number-columns-repeated="24"/>
        </table:table-row>
        <table:table-row table:style-name="ro6">
          <table:table-cell table:style-name="ce6" office:value-type="string" table:number-columns-spanned="6" table:number-rows-spanned="1">
            <text:p><text:s text:c="2"/>Địa chỉ: <text:a xlink:href="python://o.address_invoice_id.street" xlink:type="simple">Street</text:a>, <text:a xlink:href="python://o.address_invoice_id.state_id.name" xlink:type="simple">State</text:a> </text:p>
          </table:table-cell>
          <table:covered-table-cell table:number-columns-repeated="4" table:style-name="ce17"/>
          <table:covered-table-cell table:style-name="ce34"/>
          <table:table-cell table:style-name="ce34"/>
          <table:table-cell table:style-name="ce44" office:value-type="string">
            <text:p>Số Hoá đơn:</text:p>
          </table:table-cell>
          <table:table-cell table:style-name="ce49" office:value-type="string" table:number-columns-spanned="2" table:number-rows-spanned="1">
            <text:p><text:a xlink:href="python://o.number" xlink:type="simple">number</text:a></text:p>
          </table:table-cell>
          <table:covered-table-cell table:style-name="ce17"/>
          <table:table-cell table:style-name="ce17" table:number-columns-repeated="990"/>
          <table:table-cell table:style-name="ce56" table:number-columns-repeated="24"/>
        </table:table-row>
        <table:table-row table:style-name="ro7">
          <table:table-cell table:style-name="ce7" office:value-type="string" table:number-columns-spanned="6" table:number-rows-spanned="1">
            <text:p><text:s text:c="2"/>MST: <text:a xlink:href="python://o.partner_id%20and%20o.partner_id.vat%20or%20''" xlink:type="simple">MST</text:a></text:p>
          </table:table-cell>
          <table:covered-table-cell table:style-name="ce18"/>
          <table:covered-table-cell table:number-columns-repeated="3" table:style-name="ce27"/>
          <table:covered-table-cell table:style-name="ce35"/>
          <table:table-cell table:style-name="ce35"/>
          <table:table-cell table:style-name="ce45" office:value-type="string">
            <text:p>Ngày:</text:p>
          </table:table-cell>
          <table:table-cell table:style-name="ce50" office:value-type="string" table:number-columns-spanned="2" table:number-rows-spanned="1">
            <text:p><text:span text:style-name="T3"><text:a xlink:href="python://o.date_invoice%20and%20time.strftime('%25d/%25m/%25Y'%20,time.strptime(o.date_invoice%20,'%25Y-%25m-%25d'))%20or%20''" xlink:type="simple">invoice Date</text:a></text:span></text:p>
          </table:table-cell>
          <table:covered-table-cell table:style-name="ce27"/>
          <table:table-cell table:style-name="ce27" table:number-columns-repeated="990"/>
          <table:table-cell table:number-columns-repeated="24"/>
        </table:table-row>
        <table:table-row table:style-name="ro8">
          <table:table-cell table:style-name="ce3" table:number-columns-repeated="1000"/>
          <table:table-cell table:number-columns-repeated="24"/>
        </table:table-row>
        <table:table-row table:style-name="ro9">
          <table:table-cell table:style-name="ce8" office:value-type="string">
            <text:p>Stt</text:p>
          </table:table-cell>
          <table:table-cell table:style-name="ce8" office:value-type="string">
            <text:p>Mã SP</text:p>
          </table:table-cell>
          <table:table-cell table:style-name="ce8" office:value-type="string">
            <text:p>Tên hàng hoá</text:p>
          </table:table-cell>
          <table:table-cell table:style-name="ce8" office:value-type="string">
            <text:p>ĐVT</text:p>
          </table:table-cell>
          <table:table-cell table:style-name="ce8" office:value-type="string">
            <text:p>Số Lượng</text:p>
          </table:table-cell>
          <table:table-cell table:style-name="ce36" office:value-type="string">
            <text:p>Đơn giá</text:p>
          </table:table-cell>
          <table:table-cell table:style-name="ce36" office:value-type="string">
            <text:p>Chiết Khấu</text:p>
          </table:table-cell>
          <table:table-cell table:style-name="ce36" office:value-type="string">
            <text:p>Thành Tiền</text:p>
          </table:table-cell>
          <table:table-cell table:style-name="ce8" office:value-type="string">
            <text:p>Thuế</text:p>
            <text:p>GTGT</text:p>
          </table:table-cell>
          <table:table-cell table:style-name="ce8" office:value-type="string">
            <text:p>Tổng cộng</text:p>
          </table:table-cell>
          <table:table-cell table:style-name="ce53" table:number-columns-repeated="990"/>
          <table:table-cell table:number-columns-repeated="24"/>
        </table:table-row>
        <table:table-row table:style-name="ro1">
          <table:table-cell table:style-name="ce9" office:value-type="string" table:number-columns-spanned="3" table:number-rows-spanned="1">
            <text:p><text:a xlink:href="python://get_tax_line(o.tax_line)" xlink:type="simple">tax_line</text:a></text:p>
          </table:table-cell>
          <table:covered-table-cell table:number-columns-repeated="2" table:style-name="ce19"/>
          <table:table-cell table:style-name="ce19" table:number-columns-repeated="6"/>
          <table:table-cell table:style-name="ce51"/>
          <table:table-cell table:style-name="ce53" table:number-columns-repeated="990"/>
          <table:table-cell table:number-columns-repeated="24"/>
        </table:table-row>
        <table:table-row table:style-name="ro10">
          <table:table-cell table:style-name="ce10" office:value-type="string" table:number-columns-spanned="10" table:number-rows-spanned="1">
            <text:p><text:a xlink:href="python://for%20each=%22sequence,line%20in%20enumerate(o.invoice_line)%22" xlink:type="simple">for</text:a></text:p>
          </table:table-cell>
          <table:covered-table-cell table:number-columns-repeated="3" table:style-name="ce20"/>
          <table:covered-table-cell table:style-name="ce29"/>
          <table:covered-table-cell table:number-columns-repeated="2" table:style-name="ce37"/>
          <table:covered-table-cell table:number-columns-repeated="3" table:style-name="ce46"/>
          <table:table-cell table:style-name="ce54" table:number-columns-repeated="990"/>
          <table:table-cell table:number-columns-repeated="24"/>
        </table:table-row>
        <table:table-row table:style-name="ro7">
          <table:table-cell table:style-name="ce11" office:value-type="string">
            <text:p><text:a xlink:href="python://sequence+1" xlink:type="simple">seq</text:a></text:p>
          </table:table-cell>
          <table:table-cell table:style-name="ce20" office:value-type="string">
            <text:p><text:a xlink:href="python://line.product_id.code" xlink:type="simple">Code</text:a></text:p>
          </table:table-cell>
          <table:table-cell table:style-name="ce28" office:value-type="string">
            <text:p><text:a xlink:href="python://line.product_id.name" xlink:type="simple">Product  Name</text:a></text:p>
          </table:table-cell>
          <table:table-cell table:style-name="ce20" office:value-type="string">
            <text:p><text:a xlink:href="python://line.uos_id.name" xlink:type="simple">Uos</text:a></text:p>
          </table:table-cell>
          <table:table-cell table:style-name="ce30" office:value-type="string">
            <text:p><text:a xlink:href="python://get_quantity(line.quantity)" xlink:type="simple">quantity</text:a></text:p>
          </table:table-cell>
          <table:table-cell table:style-name="ce37" office:value-type="string">
            <text:p><text:a xlink:href="python://line.quantity%20and%20line.price_subtotal%20/line.quantity%20or%200" xlink:type="simple">VAT</text:a></text:p>
          </table:table-cell>
          <table:table-cell table:style-name="ce41" office:value-type="string">
            <text:p><text:a xlink:href="python://line.discount%20or%200" xlink:type="simple">discount</text:a></text:p>
          </table:table-cell>
          <table:table-cell table:style-name="ce41" office:value-type="string">
            <text:p><text:a xlink:href="python://line.price_subtotal" xlink:type="simple">subtotal</text:a></text:p>
          </table:table-cell>
          <table:table-cell table:style-name="ce41" office:value-type="string">
            <text:p><text:a xlink:href="python://line.amount_tax" xlink:type="simple">amount_tax</text:a></text:p>
          </table:table-cell>
          <table:table-cell table:style-name="ce41" office:value-type="string">
            <text:p><text:a xlink:href="python://line.amount_tax%20+%20line.price_subtotal" xlink:type="simple">Total</text:a></text:p>
          </table:table-cell>
          <table:table-cell table:style-name="ce54" table:number-columns-repeated="990"/>
          <table:table-cell table:number-columns-repeated="24"/>
        </table:table-row>
        <table:table-row table:style-name="ro10">
          <table:table-cell table:style-name="ce10" office:value-type="string" table:number-columns-spanned="10" table:number-rows-spanned="1">
            <text:p><text:a xlink:href="python:///for" xlink:type="simple">for</text:a></text:p>
          </table:table-cell>
          <table:covered-table-cell table:number-columns-repeated="3" table:style-name="ce20"/>
          <table:covered-table-cell table:style-name="ce29"/>
          <table:covered-table-cell table:number-columns-repeated="2" table:style-name="ce37"/>
          <table:covered-table-cell table:number-columns-repeated="3" table:style-name="ce46"/>
          <table:table-cell table:style-name="ce54" table:number-columns-repeated="990"/>
          <table:table-cell table:number-columns-repeated="24"/>
        </table:table-row>
        <table:table-row table:style-name="ro10">
          <table:table-cell table:style-name="ce12" office:value-type="string" table:number-columns-spanned="4" table:number-rows-spanned="1">
            <text:p>Tổng Cộng:</text:p>
          </table:table-cell>
          <table:covered-table-cell table:number-columns-repeated="3" table:style-name="ce21"/>
          <table:table-cell table:style-name="ce31" office:value-type="string">
            <text:p><text:a xlink:href="python://get_sum(o.invoice_line)['sumqty']" xlink:type="simple">sum_qty</text:a></text:p>
          </table:table-cell>
          <table:table-cell table:style-name="ce38" table:number-columns-repeated="2"/>
          <table:table-cell table:style-name="ce38" office:value-type="string">
            <text:p><text:a xlink:href="python://o.amount_untaxed" xlink:type="simple">sum_subtotal</text:a></text:p>
          </table:table-cell>
          <table:table-cell table:style-name="ce38" office:value-type="string">
            <text:p><text:a xlink:href="python://o.amount_tax" xlink:type="simple">sum_tax</text:a></text:p>
          </table:table-cell>
          <table:table-cell table:style-name="ce38" office:value-type="string">
            <text:p><text:a xlink:href="python://o.amount_total" xlink:type="simple">amount</text:a></text:p>
          </table:table-cell>
          <table:table-cell table:style-name="ce54" table:number-columns-repeated="990"/>
          <table:table-cell table:number-columns-repeated="24"/>
        </table:table-row>
        <table:table-row table:style-name="ro10">
          <table:table-cell/>
          <table:table-cell table:style-name="ce22" table:number-columns-repeated="9"/>
          <table:table-cell table:style-name="ce54" table:number-columns-repeated="990"/>
          <table:table-cell table:number-columns-repeated="24"/>
        </table:table-row>
        <table:table-row table:style-name="ro10">
          <table:table-cell/>
          <table:table-cell table:style-name="ce23" table:number-columns-spanned="2" table:number-rows-spanned="1"/>
          <table:covered-table-cell table:style-name="ce22"/>
          <table:table-cell table:style-name="ce22" table:number-columns-repeated="2"/>
          <table:table-cell table:style-name="ce39" office:value-type="string" table:number-columns-spanned="4" table:number-rows-spanned="1">
            <text:p>Ngày…. tháng….năm...</text:p>
          </table:table-cell>
          <table:covered-table-cell table:style-name="ce39"/>
          <table:covered-table-cell table:number-columns-repeated="2" table:style-name="ce22"/>
          <table:table-cell table:style-name="ce52"/>
          <table:table-cell table:style-name="ce54" table:number-columns-repeated="990"/>
          <table:table-cell table:number-columns-repeated="24"/>
        </table:table-row>
        <table:table-row table:style-name="ro10">
          <table:table-cell/>
          <table:table-cell table:style-name="ce24" office:value-type="string" table:number-columns-spanned="2" table:number-rows-spanned="1">
            <text:p>Người mua hàng</text:p>
          </table:table-cell>
          <table:covered-table-cell table:style-name="ce22"/>
          <table:table-cell table:style-name="ce22" table:number-columns-repeated="2"/>
          <table:table-cell table:style-name="ce40" office:value-type="string" table:number-columns-spanned="4" table:number-rows-spanned="1">
            <text:p>Người Lập</text:p>
          </table:table-cell>
          <table:covered-table-cell table:style-name="ce40"/>
          <table:covered-table-cell table:number-columns-repeated="2" table:style-name="ce22"/>
          <table:table-cell table:style-name="ce22"/>
          <table:table-cell table:style-name="ce54" table:number-columns-repeated="990"/>
          <table:table-cell table:number-columns-repeated="24"/>
        </table:table-row>
        <table:table-row table:style-name="ro11" table:number-rows-repeated="65477">
          <table:table-cell table:style-name="ce3" table:number-columns-repeated="1000"/>
          <table:table-cell table:number-columns-repeated="24"/>
        </table:table-row>
        <table:table-row table:style-name="ro11" table:number-rows-repeated="5">
          <table:table-cell table:number-columns-repeated="10"/>
          <table:table-cell table:style-name="ce3" table:number-columns-repeated="990"/>
          <table:table-cell table:number-columns-repeated="24"/>
        </table:table-row>
        <table:table-row table:style-name="ro11" table:number-rows-repeated="9830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Tahoma1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vi" number:country="VN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0104" number:language="vi" number:country="VN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0104P0"/>
    </number:currency-style>
    <number:number-style style:name="N118">
      <number:number number:decimal-places="2" number:min-integer-digits="1" number:grouping="true"/>
      <number:text>   </number:text>
    </number:number-style>
    <number:number-style style:name="N119">
      <number:text>-</number:text>
      <number:number number:decimal-places="2" number:min-integer-digits="1" number:grouping="true"/>
      <number:text>   </number:text>
    </number:number-style>
    <number:number-style style:name="N120">
      <number:text> -</number:text>
      <number:number number:decimal-places="0" number:min-integer-digits="2"/>
      <number:text>   </number:text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P1" style:volatile="true">
      <number:text>-</number:text>
      <number:number number:decimal-places="2" number:min-integer-digits="1" number:grouping="true"/>
      <number:text>   </number:text>
    </number:number-style>
    <number:number-style style:name="N121P2" style:volatile="true">
      <number:text> -</number:text>
      <number:number number:decimal-places="0" number:min-integer-digits="2"/>
      <number:text>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1"/>
      <number:text> </number:text>
    </number:number-style>
    <number:number-style style:name="N127">
      <number:text> (</number:text>
      <number:number number:decimal-places="0" number:min-integer-digits="1"/>
      <number:text>)</number:text>
    </number:number-style>
    <number:number-style style:name="N128P0" style:volatile="true">
      <number:number number:decimal-places="0" number:min-integer-digits="1"/>
      <number:text> </number:text>
    </number:number-style>
    <number:number-style style:name="N128P1" style:volatile="true">
      <number:text> (</number:text>
      <number:number number:decimal-places="0" number:min-integer-digits="1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5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59P0"/>
    </number:currency-style>
    <number:currency-style style:name="N16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61"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61P0"/>
    </number:currency-style>
    <number:currency-style style:name="N162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162">
      <style:text-properties fo:color="#ff0000"/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162P0"/>
    </number:currency-style>
    <number:number-style style:name="N163">
      <number:number number:decimal-places="3" number:min-integer-digits="1" number:grouping="true"/>
    </number:number-style>
    <number:currency-style style:name="N10106" number:language="vi" number:country="VN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date-style style:name="N20118" number:language="en" number:country="US">
      <number:month/>
      <number:text>/</number:text>
      <number:day/>
      <number:text>/</number:text>
      <number:year number:style="long"/>
    </number:date-style>
    <number:date-style style:name="N20119" number:language="en" number:country="US">
      <number:day/>
      <number:text>-</number:text>
      <number:month number:textual="true"/>
      <number:text>-</number:text>
      <number:year/>
    </number:date-style>
    <number:date-style style:name="N20120" number:language="en" number:country="US">
      <number:day/>
      <number:text>-</number:text>
      <number:month number:textual="true"/>
    </number:date-style>
    <number:date-style style:name="N20121" number:language="en" number:country="US">
      <number:month number:textual="true"/>
      <number:text>-</number:text>
      <number:year/>
    </number:date-style>
    <number:time-style style:name="N20122" number:language="en" number:country="US">
      <number:hours/>
      <number:text>:</number:text>
      <number:minutes number:style="long"/>
      <number:text> </number:text>
      <number:am-pm/>
    </number:time-style>
    <number:time-style style:name="N2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8P0" style:volatile="true" number:language="en" number:country="US">
      <number:number number:decimal-places="0" number:min-integer-digits="1" number:grouping="true"/>
      <number:text> </number:text>
    </number:number-style>
    <number:number-style style:name="N2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28P0"/>
    </number:number-style>
    <number:number-style style:name="N20129P0" style:volatile="true" number:language="en" number:country="US">
      <number:number number:decimal-places="0" number:min-integer-digits="1" number:grouping="true"/>
      <number:text> </number:text>
    </number:number-style>
    <number:number-style style:name="N2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29P0"/>
    </number:number-style>
    <number:number-style style:name="N20131P0" style:volatile="true" number:language="en" number:country="US">
      <number:number number:decimal-places="2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2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2P0"/>
    </number:number-style>
    <number:currency-style style:name="N2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5P0"/>
    </number:currency-style>
    <number:currency-style style:name="N2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in" fo:margin-bottom="0.3in" fo:margin-left="0.3in" fo:margin-right="0.3in" style:shadow="none" fo:background-color="transparent" style:print="charts drawings objects">
        <style:background-image/>
      </style:page-layout-properties>
      <style:header-style>
        <style:header-footer-properties fo:min-height="0.3902in" fo:margin-left="0in" fo:margin-right="0in" fo:margin-bottom="0in"/>
      </style:header-style>
      <style:footer-style>
        <style:header-footer-properties fo:min-height="0.4in" fo:margin-left="0.1201in" fo:margin-right="0.2in" fo:margin-top="0in"/>
      </style:footer-style>
    </style:page-layout>
    <style:style style:name="MT1" style:family="text">
      <style:text-properties style:font-name="Times New Roman1" fo:font-size="9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00/00/0000</text:date>, <text:time style:data-style-name="N2" text:time-value="0000-00-00T13:23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Trang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2-03-09T13:39:55Z</meta:creation-date>
    <dc:date>2013-12-23T13:23:22</dc:date>
    <meta:editing-cycles>284</meta:editing-cycles>
    <meta:editing-duration>PT12H10M51S</meta:editing-duration>
    <dc:creator>kiet </dc:creator>
    <meta:printed-by>kiet </meta:printed-by>
    <meta:print-date>2013-12-03T16:25:56</meta:print-date>
    <meta:document-statistic meta:table-count="1" meta:cell-count="47" meta:object-count="0"/>
  </office:meta>
</office:document-meta>
</file>